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ef sum_of_digits(n):</text:p>
      <text:p text:style-name="Normal"><text:s text:c="4"/>Return sum(int(digit) for digit in str(n))</text:p>
      <text:p text:style-name="Normal"/>
      <text:p text:style-name="Normal">Def numbers_divisible_by_9():</text:p>
      <text:p text:style-name="Normal"><text:s text:c="4"/>Result = []</text:p>
      <text:p text:style-name="Normal"><text:s text:c="4"/>For num in range(100, 1000):</text:p>
      <text:p text:style-name="Normal"><text:s text:c="8"/>If sum_of_digits(num) % 9 == 0:</text:p>
      <text:p text:style-name="Normal"><text:s text:c="12"/>Result.append(num)</text:p>
      <text:p text:style-name="Normal"><text:s text:c="4"/>Return result</text:p>
      <text:p text:style-name="Normal">Numbers = numbers_divisible_by_9()</text:p>
      <text:p text:style-name="Normal">Print(“Numbers between 100 and 1000 whose sum of digits is divisible by 9:”)</text:p>
      <text:p text:style-name="Normal">Print(numbers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jun Ashok</meta:initial-creator>
    <dc:creator>Arjun Ashok</dc:creator>
    <meta:creation-date>2025-01-25T14:07:00Z</meta:creation-date>
    <dc:date>2025-01-25T14:07:00Z</dc:date>
    <meta:template xlink:href="Normal.dotm" xlink:type="simple"/>
    <meta:editing-cycles>3</meta:editing-cycles>
    <meta:editing-duration>PT60S</meta:editing-duration>
    <meta:document-statistic meta:page-count="1" meta:paragraph-count="1" meta:word-count="54" meta:character-count="365" meta:row-count="2" meta:non-whitespace-character-count="312"/>
  </office:meta>
</office:document-meta>
</file>